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1771" officeooo:paragraph-rsid="001b1771"/>
    </style:style>
    <style:style style:name="P2" style:family="paragraph" style:parent-style-name="Standard">
      <style:paragraph-properties fo:text-align="center" style:justify-single-word="false"/>
      <style:text-properties officeooo:rsid="001b1771" officeooo:paragraph-rsid="001b1771"/>
    </style:style>
    <style:style style:name="P3" style:family="paragraph" style:parent-style-name="Standard">
      <style:paragraph-properties fo:text-align="center" style:justify-single-word="false"/>
      <style:text-properties fo:font-weight="bold" officeooo:rsid="001e7499" officeooo:paragraph-rsid="001e7499" style:font-weight-asian="bold" style:font-weight-complex="bold"/>
    </style:style>
    <style:style style:name="P4" style:family="paragraph" style:parent-style-name="Standard">
      <style:paragraph-properties fo:text-align="center" style:justify-single-word="false"/>
      <style:text-properties fo:font-weight="bold" officeooo:rsid="0020c52a" officeooo:paragraph-rsid="0020c52a" style:font-weight-asian="bold" style:font-weight-complex="bold"/>
    </style:style>
    <style:style style:name="P5" style:family="paragraph" style:parent-style-name="Standard">
      <style:paragraph-properties fo:text-align="center" style:justify-single-word="false"/>
      <style:text-properties fo:font-size="28pt" fo:font-weight="bold" officeooo:rsid="001b1771" officeooo:paragraph-rsid="001b1771" style:font-size-asian="28pt" style:font-weight-asian="bold" style:font-size-complex="28pt" style:font-weight-complex="bold"/>
    </style:style>
    <style:style style:name="P6" style:family="paragraph" style:parent-style-name="Standard">
      <style:paragraph-properties fo:text-align="justify" style:justify-single-word="false"/>
      <style:text-properties officeooo:rsid="001c8884" officeooo:paragraph-rsid="001c8884"/>
    </style:style>
    <style:style style:name="P7" style:family="paragraph" style:parent-style-name="Standard">
      <style:paragraph-properties fo:text-align="justify" style:justify-single-word="false"/>
      <style:text-properties officeooo:rsid="001e7499" officeooo:paragraph-rsid="001e7499"/>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1771" officeooo:paragraph-rsid="001b1771"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weight="normal" officeooo:rsid="002381be" officeooo:paragraph-rsid="002381be" style:font-weight-asian="normal" style:font-weight-complex="normal"/>
    </style:style>
    <style:style style:name="P10" style:family="paragraph" style:parent-style-name="Standard">
      <style:paragraph-properties fo:text-align="start" style:justify-single-word="false"/>
      <style:text-properties fo:font-weight="normal" officeooo:rsid="002b6337" officeooo:paragraph-rsid="002b6337" style:font-weight-asian="normal" style:font-weight-complex="normal"/>
    </style:style>
    <style:style style:name="P11" style:family="paragraph" style:parent-style-name="Standard">
      <style:paragraph-properties fo:text-align="center" style:justify-single-word="false"/>
      <style:text-properties fo:font-weight="bold" officeooo:rsid="002ba27e" officeooo:paragraph-rsid="002ba27e" style:font-weight-asian="bold" style:font-weight-complex="bold"/>
    </style:style>
    <style:style style:name="P12" style:family="paragraph" style:parent-style-name="Standard">
      <style:paragraph-properties fo:text-align="start" style:justify-single-word="false"/>
      <style:text-properties officeooo:rsid="0029c0b0" officeooo:paragraph-rsid="002ba27e"/>
    </style:style>
    <style:style style:name="T1" style:family="text">
      <style:text-properties officeooo:rsid="001e7499"/>
    </style:style>
    <style:style style:name="T2" style:family="text">
      <style:text-properties officeooo:rsid="001f1656"/>
    </style:style>
    <style:style style:name="T3" style:family="text">
      <style:text-properties officeooo:rsid="00259681"/>
    </style:style>
    <style:style style:name="T4" style:family="text">
      <style:text-properties officeooo:rsid="002ba27e"/>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umCity</text:p>
      <text:p text:style-name="P2">GAUTHIER Silvère – LAMEIRA Yannick</text:p>
      <text:p text:style-name="P2"/>
      <text:p text:style-name="P2"/>
      <text:p text:style-name="P2"/>
      <text:p text:style-name="P2"/>
      <text:p text:style-name="P8">Cahier des charges</text:p>
      <text:p text:style-name="P1"/>
      <text:p text:style-name="P1"/>
      <text:p text:style-name="P4">Description du projet</text:p>
      <text:p text:style-name="P6"/>
      <text:p text:style-name="P6">LumCity est un projet inspiré du célèbre jeu SimCity, mais en se concentrant sur une petite ville dont la gestion sera plus fine que dans SimCity.</text:p>
      <text:p text:style-name="P6"/>
      <text:p text:style-name="P6">L'objectif de notre projet est de modéliser un quartier urbain, comportant des agents, ainsi que de répondre aux besoins de celui-ci. En effet, au fur et à mesure du jeu, l'environnement va évoluer, de ce fait il faudra s'adapter à ces situations. </text:p>
      <text:p text:style-name="P6"/>
      <text:p text:style-name="P6">L'environnement peut évoluer de différentes façons :</text:p>
      <text:p text:style-name="P6">- géographiquement (nouvelles constructions <text:span text:style-name="T1">de bâtiments, parcs…)</text:span></text:p>
      <text:p text:style-name="P6">- <text:span text:style-name="T1">démographiquement (les familles s'agrandissent, nouveaux habitants, décès…)</text:span></text:p>
      <text:p text:style-name="P6">- <text:span text:style-name="T1">statistiquement (naissances, décès, arrivées, départs…)</text:span></text:p>
      <text:p text:style-name="P6"/>
      <text:p text:style-name="P7">Pour répondre aux événements modifiant l'environnement, les agents s'adapteront à certaines conditions, mais le joueur devra par exemple construire de nouveaux logements, espaces verts, commerces… ainsi que gérer le taux d'imposition qui influera sur le pouvoir d'achat et le bien être des agents. Un système de gestion de l'argent sera donc établi en fonction de la population.</text:p>
      <text:p text:style-name="P7"/>
      <text:p text:style-name="P7">Un agent pourra marcher dans la rue ou dans les parcs, entrer dans les bâtiments… <text:span text:style-name="T4">etc</text:span>.</text:p>
      <text:p text:style-name="P6"/>
      <text:p text:style-name="P6"/>
      <text:p text:style-name="P3">Développement</text:p>
      <text:p text:style-name="P7"/>
      <text:p text:style-name="P7">Le projet sera développé en <text:span text:style-name="T4">Netlogo</text:span>. Les graphismes seront <text:span text:style-name="T4">pris dans</text:span> la bibliothèque <text:span text:style-name="T4">de shapes</text:span>.</text:p>
      <text:p text:style-name="P7">Le<text:span text:style-name="T4">s </text:span>agent<text:span text:style-name="T2">s</text:span> ser<text:span text:style-name="T4">ont</text:span> <text:span text:style-name="T4">des humains et des bâtiments</text:span> ayant chacun une fonction « action ».</text:p>
      <text:p text:style-name="P9"/>
      <text:p text:style-name="P9">Pour chaque agent, la méthode action sera la méthode principale permettant à l'agent d'agir pendant un tick. Chaque agent pourra alors se déplacer, entrer dans un bâtiment, <text:span text:style-name="T4">construire, recruter…</text:span> <text:span text:style-name="T4">etc.</text:span></text:p>
      <text:p text:style-name="P9"/>
      <text:p text:style-name="P9">Pour l'environnement, chaque case de la carte aura un type défini (par exemple un trottoir, une route, un bâtiment ou un parc) permettant aux agents de savoir où ils sont.</text:p>
      <text:p text:style-name="P9"/>
      <text:p text:style-name="P9">Pour des soucis de facilité, la génération aléatoire de la carte ne sera probablement pas mis en place, ceci n'étant pas le plus important ici. <text:span text:style-name="T3">Tout comme la communication entre agents.</text:span></text:p>
      <text:p text:style-name="P9"/>
      <text:p text:style-name="P9">Ainsi, l'évolution géographique sera un changement de configuration de la carte et donc des cases, l'évolution démographique sera simplement un agrandissement du <text:span text:style-name="T4">nombre</text:span> d'agents et les statistiques seront calculées grâce à <text:span text:style-name="T4">des graphiques</text:span>.</text:p>
      <text:p text:style-name="P9"/>
      <text:p text:style-name="P12"><text:span text:style-name="T5">La partie développement sera adaptée en fonction de la gestion du temps et des difficultés rencontrées.</text:span></text:p>
      <text:p text:style-name="P11"><text:soft-page-break/>Résult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gauthier </meta:initial-creator>
    <meta:creation-date>2014-10-10T08:35:41.153953022</meta:creation-date>
    <dc:date>2014-12-10T19:49:11.970668916</dc:date>
    <meta:editing-duration>PT35M16S</meta:editing-duration>
    <meta:editing-cycles>13</meta:editing-cycles>
    <meta:generator>LibreOffice/4.2.7.2$Linux_X86_64 LibreOffice_project/420m0$Build-2</meta:generator>
    <dc:creator>sgauthier </dc:creator>
    <meta:document-statistic meta:table-count="0" meta:image-count="0" meta:object-count="0" meta:page-count="2" meta:paragraph-count="21" meta:word-count="352" meta:character-count="2286" meta:non-whitespace-character-count="1953"/>
  </office:meta>
</office:document-meta>
</file>